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C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JspC.setFailonerror(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Uri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Des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WebAp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etUribase( File uri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etCompiler( String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Comp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Uri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isM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etIeplugin( String ieplugi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etCompilerclasspath( Path c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C.isCompileNeeded( File srcFile , File java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spC.setWebinc( File webi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pC.setClasspath( Path c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C.deleteEmptyJavaFil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pC.resetFile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arameter.setBaseDir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etUriroot( File uri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mapToJavaFile( JspMangler mangler , File srcFile , File srcDir , File 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C.doCompilation( JspCompilerAdapter compi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pC.setWebxml( File web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Compiler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Src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createCompiler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pC.getIe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etSrcDir( Path src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C.getActualDest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pC.getWebi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aramet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etVerbos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scanDir( File srcDir , File dest , JspMangler mangler , String [ ] fil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pC.setPackage( String pk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addWebApp( WebAppParameter webapp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C.setMapped( boolean ma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.getWeb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